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.endElement( String arg0 , String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.Pipe( ContentHandl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.startPrefixMapping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Attributes.getLocation( Element elem , String descri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Attributes.addLocationAttributes( Locator locator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tionAttributes.getLocation( Attributes attrs ,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ionAttributes.getURI(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.characters( char [ ] arg0 , int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Attributes.getColumn( Element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Attributes.getURI( Element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.Pi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Attributes.getLine(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Attributes.remove( Element elem , boolean recur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tionAttributes.getColumn(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Attributes.getLocationString( Element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ionAttributes.getLocation( Element e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.endPrefixMapp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.ignorableWhitespace( char [ ] arg0 , int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Attributes.Locat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ipe.processingInstruction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.skippedEntity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Attributes.getLine( Element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Attributes.getLocationString(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